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subtitle">
      <style:graphic-properties draw:fill-color="#ffffff" fo:min-height="20.257cm"/>
      <style:paragraph-properties style:writing-mode="lr-tb"/>
    </style:style>
    <style:style style:name="pr6" style:family="presentation" style:parent-style-name="Default-subtitle">
      <style:graphic-properties draw:fill-color="#ffffff" fo:min-height="15.193cm"/>
      <style:paragraph-properties style:writing-mode="lr-tb"/>
    </style:style>
    <style:style style:name="P1" style:family="paragraph">
      <style:text-properties fo:font-size="20pt" fo:font-weight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4pt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5pt" style:font-size-asian="32pt" style:font-size-complex="32pt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Universitatea <text:s/>de Stiinte Agricole si Medicina Veterinara Bucuresti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uprins </text:p>
          </draw:text-box>
        </draw:frame>
        <draw:frame presentation:style-name="pr3" draw:text-style-name="P3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Proiect Viticultura <text:line-break/></text:p>
          </draw:text-box>
        </draw:frame>
        <draw:frame presentation:style-name="pr3" draw:text-style-name="P4" draw:layer="layout" svg:width="26.67cm" svg:height="9.134cm" svg:x="0.573cm" svg:y="4.445cm" presentation:class="outline" presentation:user-transformed="true">
          <draw:text-box>
            <text:list text:style-name="L2">
              <text:list-item>
                <text:p>Tema :Ecologia Vitei de Vie</text:p>
              </text:list-item>
              <text:list-item>
                <text:p>Cuprins :Influienta factorilor climatici; <text:s text:c="37"/>Influienta factorilor edafici; <text:s text:c="39"/>Influienta factorilor orografici ; <text:s text:c="33"/>Influienta factorilor secundari de biotop;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6" draw:layer="layout" svg:width="25.199cm" svg:height="9.134cm" svg:x="2.106cm" svg:y="3.566cm" presentation:class="outline" presentation:user-transformed="true">
          <draw:text-box>
            <text:list text:style-name="L2">
              <text:list-header>
                <text:p>Cel mai bun specialist -viticultor care poate exista este Butucul de Vita de Vie .El trebuie singur sa decida ceea ce este bun si ceea ce nu! <text:s text:c="156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Influienta factorilor climatici aupra vitei de vie </text:p>
          </draw:text-box>
        </draw:frame>
        <draw:frame presentation:style-name="pr3" draw:text-style-name="P6" draw:layer="layout" svg:width="25.199cm" svg:height="9.134cm" svg:x="1.4cm" svg:y="3.679cm" presentation:class="outline" presentation:user-transformed="true">
          <draw:text-box>
            <text:list text:style-name="L2">
              <text:list-header>
                <text:p text:style-name="P7"><text:span text:style-name="T1">P</text:span>entru reusita culturii vitei de vie este necesar sa fie asigurate unele conditii de mediu ,pe baza carora aceasta sa poata avea o dezvoltare normala , sa fructifice , iar strugurii sa corespunda din punct de vedere cantitativ si calitativ . <text:s text:c="73"/>Clima este formata dintr-un ansamblu de factori ca :temperatura, lumina , precipitatiile , umiditatea relativa a aerului,vantul , grindina, poleiul. <text:s text:c="51"/>Temperatura .Toate procesele vegetative ale vitei de vie ca : cresterea , inflorirea , coacerea strugurilor si a lemnului, formarea mugurilor roditori , rezistenta la inghet si altele sunt in stransa legatura cu regimul termic . Procesele de crestere la vita de vie au loc in perioada in care temperatura aerului depaseste 10 grade C.Numarul zilelor cuprins intre data cand temperatura <text:s/>medie zilnica s-a stabilit primavara la peste 10 grade C si pana toamna la primul inghet (-2grade C), constituie lungimea perioadei de vegetatie (in zile)pentru o anumita zona. Temperaturile minime pentru anumite fenofaze (considerate drept praguri )sunt : <text:s text:c="41"/>8-10 grade C pentru plans ; <text:s text:c="9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10 -12 grade pentru dezmugurit ;</text:p>
              </text:list-item>
              <text:list-item>
                <text:p>16-17 grade pentru inflorit si fecundatie ;</text:p>
              </text:list-item>
              <text:list-item>
                <text:p>17-20 grade pentru coacerea strugurilor.</text:p>
              </text:list-item>
              <text:list-item>
                <text:p>Exista si praguri inferioare de rezistenta. Astfel, radacinile de vite nobile ingheata la -5 grade ; cele de vite portaltoi la -9 grade ;mugurii la -15 grade ;coardele anuale la -18 grade;lemnul multianual la -20 grade .La temperaturile peste 35 -40 grade se deregleaza functiile fiziologice ale vitei de vie, in special in conditii de umiditate insuficienta.Vita de vie este o planta pretentioasa fata caldura. <text:s text:c="56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3" draw:layer="layout" svg:width="25.199cm" svg:height="9.134cm" svg:x="1.27cm" svg:y="5.715cm" presentation:class="outline" presentation:user-transformed="true">
          <draw:text-box>
            <text:list text:style-name="L2">
              <text:list-item>
                <text:p>Temperatura este factor de mediu primordial. <text:s text:c="22"/>Lumina <text:s text:c="49"/>Vita de vie este o planta iubitoare de lumina(heliofila ), din care se spune ca nu suporta nici umbra viticultorului. Numai in conditii de lumina suficienta se realizeaza procesul de asimilatie clorofiliana , care constituie o a doua sursa de hrana a sa (alaturi de cea prin radacini).Nevoia de lumina este mai acuta in faza de inflorit si de coacere a strugurilor .In perioada de vegetatie a vitei de vie suma orelor de stralucire <text:s/>a Soarelui trebuie sa fie mare de 1500.In scopul asigurarii unei luminozitati mai intense , viticultorii au la indemana o serie de masuri agrotehnice . Astfel , inca de la plantare trebuie preferate expozitiile sudice , sud- vestice . Randurile trebuie orientate pe directia nord-sud , iar distantele de plantare <text:s/>se vor stabili de asa maniera <text:s/>incat <text:s/>prin forma de conducere care se v-a aplica , butucii sa nu se umbreasca intre ei 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Radiatia Solara </text:p>
          </draw:text-box>
        </draw:frame>
        <draw:frame presentation:style-name="pr3" draw:text-style-name="P3" draw:layer="layout" svg:width="25.199cm" svg:height="9.134cm" svg:x="1.369cm" svg:y="3.685cm" presentation:class="outline" presentation:user-transformed="true">
          <draw:text-box>
            <text:list text:style-name="L2">
              <text:list-item>
                <text:p>Ca toate plantele autotrofe , vita de vie foloseste atat efectul caloric cat si cel luminos al radiatiei solare . Ea reprezinta principala sursa de energie pe care o primeste suprafata solului, fiind un factor important in procesele de evapotranspiratie . Energia radianta interceptata de frunzisul vitei-de- vie depinde de latitudine , panta terenului, expozitie , forma de conducere a butucilor , orientarea randurilor , densitatea de plantare , fenofaza si inaltimea peretului vegetal (Magnanini E., Intrieri C., 1987).In podgoriile din tara noastra , in perioada aprilie -septembrie , radiatia globala variaza intre 80(in Transilvania)si (92 kcal/cm patrat in Moldova , Muntenia , Banat (Oslobeanu M. si colab ., 1991).Reducerea intensitatii radiatiei globale conduce la scaderea concentratiei in zaharuri si cresterea aciditatii titrabile(in special pe seama acidului malic),avand ca scadere a calitatii recoltei (klieverW.M., 1976).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text-style-name="P3" draw:layer="layout" svg:width="25.199cm" svg:height="2.629cm" svg:x="1.4cm" svg:y="0.628cm" presentation:class="title">
          <draw:text-box>
            <text:p text:style-name="P3">Umiditatea </text:p>
          </draw:text-box>
        </draw:frame>
        <draw:frame presentation:style-name="pr5" draw:text-style-name="P9" draw:layer="layout" svg:width="25.199cm" svg:height="20.257cm" svg:x="1.4cm" svg:y="-1.876cm" presentation:class="subtitle" presentation:user-transformed="true">
          <draw:text-box>
            <text:p text:style-name="P8"/>
            <text:p text:style-name="P8"/>
            <text:p text:style-name="P8"><text:s text:c="2"/></text:p>
            <text:p text:style-name="P8">Datorita sistemului sau radicular foarte puternic, se spune ca vita de vie “nu se teme de seceta “.Totusi, pentru desfasurarea normala a fazelor de vegetatie si pentru realizarea unei productii ridicate de struguri , este nevoie de asigurarea unor cantitati mari de apa.Precipitatiile prezinta importanta sub raportul continutului total de apa, sub raportul perioadei cand cad, in corelatie cu fenofazele vitei de vie.<text:line-break/><text:line-break/><text:line-break/><text:line-break/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Se considera “ploi adevarate”,folositoare vitei de vie , numai daca depasesc cantitativ 10 litri /mp.In sol, cea mai acuta nevoie o au vitele in perioada de crestere intensa a lastarilor(lunile:iunie- iulie ).Dar, de asemenea , continutul de apa in sol , in grad moderat <text:s/>este strict necesar in perioada de umflare a bobului(lunile august-septembrie pentru majoritatea soiurilor)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Influienta factorilor edafici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stemul radicular dezvoltat al vitei de vie asigura acesteia o capacitate mare de absortie a apei si a elementelor nutritive din sol. Vita de vie valorifica bine majoritatea solurilor cu fertilitate mijlocie sau buna , pe soluri adanci , afanate , nu prea umede , cu destul calcar <text:s/>si cu suficiente elemente nutritive (mai ales potasiu )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Compozitia chimica a solului se apreciaza prin continutul si raportul in care se gasesc diferite elemente nutritive, folositoare sau daunatoare pentru vita de vie.Pe solurile nisipoase , strugurii se matureaza mai repede, au un potential alcoolic mai scazut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1" draw:text-style-name="P3" draw:layer="layout" svg:width="25.199cm" svg:height="2.629cm" svg:x="1.4cm" svg:y="0.628cm" presentation:class="title">
          <draw:text-box>
            <text:p>Influienta factorilor geografici</text:p>
          </draw:text-box>
        </draw:frame>
        <draw:frame presentation:style-name="pr6" draw:text-style-name="P9" draw:layer="layout" svg:width="25.199cm" svg:height="15.193cm" svg:x="1.27cm" svg:y="0.641cm" presentation:class="subtitle" presentation:user-transformed="true">
          <draw:text-box>
            <text:p text:style-name="P8"/>
            <text:p text:style-name="P8"/>
            <text:p text:style-name="P8"/>
            <text:p text:style-name="P8"/>
            <text:p text:style-name="P8"><text:s text:c="102"/>In cadrul aceleiasi zone de cultura a vitei de vie ,conditiile de mediu difera de la un loc la altul in functie de unii factori geografici <text:s/>ca :relieful ;expozitia si altitudinea.Diferitele forme de relief influienteaza atat conditiile climatice ,cat si pe cele de sol .Terenurile plane , de ses sau platourile sunt mai fertile .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ste aceste terenuri butucii se dezvolta mai viguros , asigura productii mai ridicate dar de o calitate mai scazuta .Dintre elementele de baza ale reliefului, muntii exercita o mare influienta la scara geografica. Pentru viticultura , cele mai bune conditii le asigura relieful deluros si colinar.Terenurile in panta sunt mai ferite de actiunea daunatoare a gerurilor din timpul iernii si atacul bolilor prezinta in general , o intensitate mai redusa 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Expozitia terenului joaca un rol insemnat in asigurarea unor microclimate deosebite <text:s/>de conditiile de mediu din zona geografica respectiva.Vita de vie fiind o planta iubitoare de caldura ,in majoritatea zonelor tarii trebuie cultivata pe terenurile cu inclinatie sudica sau vestica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Altitudinea exercita o influienta pronuntata asupra conditiilor de mediu.Pentru fiecare 100 m altitudine, temperatura medie scade cu circa 0,6 grade C.In tarile calde vita de vie se cultiva cu bune rezultate la altitudini inalte (Afganistan – 1500 m,Bolivia – 2500 m ).In tara noastra majoritatea viilor sunt amplasate la altitudini de 100- 300 m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Bibliografia </text:p>
          </draw:text-box>
        </draw:frame>
        <draw:frame presentation:style-name="pr3" draw:text-style-name="P3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4T23:32:19.790000000</dc:date>
    <meta:editing-duration>PT1H21M51S</meta:editing-duration>
    <meta:editing-cycles>16</meta:editing-cycles>
    <meta:generator>LibreOffice/7.1.4.2$Windows_X86_64 LibreOffice_project/a529a4fab45b75fefc5b6226684193eb000654f6</meta:generator>
    <meta:document-statistic meta:object-count="86"/>
  </office:meta>
</office:document-meta>
</file>